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405cm" svg:height="12.447cm" svg:x="1.3cm" svg:y="3.141cm">
          <text:list text:style-name="L1">
            <text:list-header>
              <text:p text:style-name="P1"><text:span text:style-name="T1">Miłosierdzie Boże, ufam Tobie. x8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Wytryskujące z łona Ojca </text:span><text:span text:style-name="T1"><text:tab/></text:span><text:span text:style-name="T1"><text:tab/></text:span><text:span text:style-name="T1"><text:tab/></text:span><text:span text:style-name="T1">- ufam Tobie.</text:span></text:p>
            </text:list-item>
            <text:list-item>
              <text:p text:style-name="P1"><text:span text:style-name="T1">Największy przymiocie Boga ...</text:span></text:p>
            </text:list-item>
            <text:list-item>
              <text:p text:style-name="P1"><text:span text:style-name="T1">Tajemnico niepojęta ...</text:span></text:p>
            </text:list-item>
            <text:list-item>
              <text:p text:style-name="P1"><text:span text:style-name="T1">Źródło tryskające z Trójcy Przenajświętszej ...</text:span><text:span text:style-name="T1"><text:tab/></text:span></text:p>
            </text:list-item>
            <text:list-item>
              <text:p text:style-name="P1"><text:span text:style-name="T1">Miłosierdzie Boże, ufam Tobie. X4</text:span></text:p>
            </text:list-item>
            <text:list-item>
              <text:p text:style-name="P1"><text:span text:style-name="T1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405cm" svg:height="9.739cm" svg:x="1.3cm" svg:y="3.141cm">
          <text:list text:style-name="L1">
            <text:list-header>
              <text:p text:style-name="P3"><text:span text:style-name="T1">Niezgłębione przez żaden umysł ludzki </text:span></text:p>
            </text:list-header>
            <text:list-item>
              <text:p text:style-name="P3"><text:span text:style-name="T1">ni anielski ...</text:span></text:p>
            </text:list-item>
            <text:list-item>
              <text:p text:style-name="P3"><text:span text:style-name="T1">Z którego tryska wszelkie życie i szczęście ...</text:span></text:p>
            </text:list-item>
            <text:list-item>
              <text:p text:style-name="P3"><text:span text:style-name="T1">Ponad niebiosa ...</text:span></text:p>
            </text:list-item>
            <text:list-item>
              <text:p text:style-name="P3"><text:span text:style-name="T1">Źródło cudów i dziwów ..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Miłosierdzie Boże, ufam Tobie. x4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705cm" svg:height="12.447cm" svg:x="1cm" svg:y="3.141cm">
          <text:list text:style-name="L1">
            <text:list-header>
              <text:p text:style-name="P3"><text:span text:style-name="T1">Ogarniające wszechświat cały ...</text:span></text:p>
              <text:p text:style-name="P3"><text:span text:style-name="T1">Zstępujące na świat w Osobie Słowa Wcielonego ...</text:span></text:p>
              <text:p text:style-name="P3"><text:span text:style-name="T1">Które wypłynęło z otwartej rany Serca Jezusowego ...</text:span></text:p>
              <text:p text:style-name="P3"><text:span text:style-name="T1">Zawarte w Sercu Jezusa dla nas, </text:span></text:p>
              <text:p text:style-name="P3"><text:span text:style-name="T1">a szczególnie dla grzeszników ...</text:span></text:p>
              <text:p text:style-name="P3"><text:span text:style-name="T1"/></text:p>
              <text:p text:style-name="P3"><text:span text:style-name="T1">Miłosierdzie Boże, ufam Tobie. x4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draw:custom-shape draw:style-name="gr5" draw:text-style-name="P4" draw:layer="layout" svg:width="23.705cm" svg:height="9.739cm" svg:x="1cm" svg:y="3.141cm">
          <text:list text:style-name="L1">
            <text:list-header>
              <text:p text:style-name="P3"><text:span text:style-name="T1">Niezgłębione w ustanowieniu Hostii świętej ...</text:span></text:p>
            </text:list-header>
            <text:list-item>
              <text:p text:style-name="P3"><text:span text:style-name="T1">W ustanowieniu Kościoła świętego ...</text:span></text:p>
            </text:list-item>
            <text:list-item>
              <text:p text:style-name="P3"><text:span text:style-name="T1">W sakramencie chrztu świętego ...</text:span></text:p>
            </text:list-item>
            <text:list-item>
              <text:p text:style-name="P3"><text:span text:style-name="T1">W usprawiedliwieniu nas przez </text:span></text:p>
            </text:list-item>
            <text:list-item>
              <text:p text:style-name="P3"><text:span text:style-name="T1">Jezusa Chrystusa ..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Miłosierdzie Boże, ufam Tobie. x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 presentation:use-date-time-name="dtd1">
        <draw:custom-shape draw:style-name="gr6" draw:text-style-name="P4" draw:layer="layout" svg:width="23.705cm" svg:height="11.093cm" svg:x="1cm" svg:y="3.141cm">
          <text:list text:style-name="L1">
            <text:list-header>
              <text:p text:style-name="P3"><text:span text:style-name="T1">Towarzyszące nam przez całe życie ...</text:span></text:p>
            </text:list-header>
            <text:list-item>
              <text:p text:style-name="P3"><text:span text:style-name="T1">Ogarniające nas szczególnie </text:span></text:p>
            </text:list-item>
            <text:list-item>
              <text:p text:style-name="P3"><text:span text:style-name="T1">w śmierci godzinie ...</text:span></text:p>
            </text:list-item>
            <text:list-item>
              <text:p text:style-name="P3"><text:span text:style-name="T1">Darzące nas życiem nieśmiertelnym ...</text:span></text:p>
            </text:list-item>
            <text:list-item>
              <text:p text:style-name="P3"><text:span text:style-name="T1">Towarzyszące nam w każdym </text:span></text:p>
            </text:list-item>
            <text:list-item>
              <text:p text:style-name="P3"><text:span text:style-name="T1">momencie życia ..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Miłosierdzie Boże, ufam Tobie. x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 presentation:use-date-time-name="dtd1">
        <draw:custom-shape draw:style-name="gr7" draw:text-style-name="P4" draw:layer="layout" svg:width="23.705cm" svg:height="11.093cm" svg:x="1cm" svg:y="3.141cm">
          <text:list text:style-name="L1">
            <text:list-header>
              <text:p text:style-name="P3"><text:span text:style-name="T1">Chroniące nas od ognia piekielnego ...</text:span></text:p>
            </text:list-header>
            <text:list-item>
              <text:p text:style-name="P3"><text:span text:style-name="T1">W nawróceniu grzeszników zatwardziałych ...</text:span></text:p>
            </text:list-item>
            <text:list-item>
              <text:p text:style-name="P3"><text:span text:style-name="T1">Zdziwienie dla aniołów, </text:span></text:p>
            </text:list-item>
            <text:list-item>
              <text:p text:style-name="P3"><text:span text:style-name="T1">niepojęte dla świętych ...</text:span></text:p>
            </text:list-item>
            <text:list-item>
              <text:p text:style-name="P3"><text:span text:style-name="T1">Niezgłębione we wszystkich </text:span></text:p>
            </text:list-item>
            <text:list-item>
              <text:p text:style-name="P3"><text:span text:style-name="T1">tajemnicach Bożych ..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Miłosierdzie Boże, ufam Tobie. x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6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 presentation:use-date-time-name="dtd1">
        <draw:custom-shape draw:style-name="gr8" draw:text-style-name="P4" draw:layer="layout" svg:width="23.705cm" svg:height="8.385cm" svg:x="1cm" svg:y="3.141cm">
          <text:list text:style-name="L1">
            <text:list-header>
              <text:p text:style-name="P3"><text:span text:style-name="T1">Dźwigające nas z wszelkiej nędzy ...</text:span></text:p>
            </text:list-header>
            <text:list-item>
              <text:p text:style-name="P3"><text:span text:style-name="T1">Źródło naszego szczęścia i wesela ...</text:span></text:p>
            </text:list-item>
            <text:list-item>
              <text:p text:style-name="P3"><text:span text:style-name="T1">W powołaniu nas z nicości do bytu ...</text:span></text:p>
            </text:list-item>
            <text:list-item>
              <text:p text:style-name="P3"><text:span text:style-name="T1">Ogarniające wszystkie dzieła rąk Jego ..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Miłosierdzie Boże, ufam Tobie. x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7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 presentation:use-date-time-name="dtd1">
        <draw:custom-shape draw:style-name="gr9" draw:text-style-name="P4" draw:layer="layout" svg:width="24cm" svg:height="8.385cm" svg:x="1cm" svg:y="3.141cm">
          <text:list text:style-name="L1">
            <text:list-header>
              <text:p text:style-name="P3"><text:span text:style-name="T1">Koronuje wszystko co jest i co istnieć będzie ...</text:span></text:p>
              <text:p text:style-name="P3"><text:span text:style-name="T1">W którym wszyscy jesteśmy zanurzeni ...</text:span></text:p>
              <text:p text:style-name="P3"><text:span text:style-name="T1">Słodkie ukojenie dla serc udręczonych ...</text:span></text:p>
              <text:p text:style-name="P3"><text:span text:style-name="T1">Jedyna nadziejo dusz zrozpaczonych ...</text:span></text:p>
              <text:p text:style-name="P3"><text:span text:style-name="T1"/></text:p>
              <text:p text:style-name="P3"><text:span text:style-name="T1">Miłosierdzie Boże, ufam Tobie. x4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8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 presentation:use-date-time-name="dtd1">
        <draw:custom-shape draw:style-name="gr10" draw:text-style-name="P4" draw:layer="layout" svg:width="23.705cm" svg:height="8.385cm" svg:x="1cm" svg:y="3.141cm">
          <text:list text:style-name="L1">
            <text:list-header>
              <text:p text:style-name="P3"><text:span text:style-name="T1">Serc odpocznienie, pokoju pośród trwogi ..</text:span></text:p>
            </text:list-header>
            <text:list-item>
              <text:p text:style-name="P3"><text:span text:style-name="T1">Rozkoszy i zachwycie dusz świętych ...</text:span></text:p>
            </text:list-item>
            <text:list-item>
              <text:p text:style-name="P3"><text:span text:style-name="T1">Budzące ufność wbrew nadziei ...</text:span></text:p>
            </text:list-item>
            <text:list-item>
              <text:p text:style-name="P3"><text:span text:style-name="T1">Miłosierdzie Boże - ufam Tobi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Miłosierdzie Boże, ufam Tobie. x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9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3:14:44.17</dc:date>
    <meta:editing-cycles>46</meta:editing-cycles>
    <meta:editing-duration>PT6H29M22S</meta:editing-duration>
    <meta:generator>OpenOffice/4.1.1$Win32 OpenOffice.org_project/411m6$Build-9775</meta:generator>
    <meta:document-statistic meta:object-count="45"/>
  </office:meta>
</office:document-meta>
</file>